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6cm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="solid" draw:fill-color="#c90016" dr3d:vertical-segments="214" dr3d:close-front="true" dr3d:close-back="true"/>
    </style:style>
    <style:style style:name="gr4" style:family="graphic" style:parent-style-name="standard">
      <style:graphic-properties draw:stroke="none" draw:fill="solid" draw:fill-color="#000080" dr3d:vertical-segments="323" dr3d:close-front="true" dr3d:close-back="true"/>
    </style:style>
    <style:style style:name="gr5" style:family="graphic" style:parent-style-name="standard">
      <style:graphic-properties draw:stroke="none" draw:fill="solid" draw:fill-color="#000080" dr3d:vertical-segments="87" dr3d:close-front="true" dr3d:close-back="true"/>
    </style:style>
    <style:style style:name="gr6" style:family="graphic" style:parent-style-name="standard">
      <style:graphic-properties draw:stroke="none" draw:fill="solid" draw:fill-color="#000080" dr3d:vertical-segments="99" dr3d:close-front="true" dr3d:close-back="true"/>
    </style:style>
    <style:style style:name="gr7" style:family="graphic" style:parent-style-name="standard">
      <style:graphic-properties draw:stroke="none" draw:fill="solid" draw:fill-color="#000080" dr3d:vertical-segments="214" dr3d:close-front="true" dr3d:close-back="true"/>
    </style:style>
    <style:style style:name="gr8" style:family="graphic" style:parent-style-name="standard">
      <style:graphic-properties draw:stroke="none" draw:fill="solid" draw:fill-color="#c90016" dr3d:vertical-segments="314" dr3d:close-front="true" dr3d:close-back="true"/>
    </style:style>
    <style:style style:name="gr9" style:family="graphic" style:parent-style-name="standard">
      <style:graphic-properties draw:stroke="none" draw:fill="solid" draw:fill-color="#000080" dr3d:vertical-segments="353" dr3d:close-front="true" dr3d:close-back="true"/>
    </style:style>
    <style:style style:name="gr10" style:family="graphic" style:parent-style-name="standard">
      <style:graphic-properties draw:stroke="none" draw:fill="solid" draw:fill-color="#000080" dr3d:vertical-segments="310" dr3d:close-front="true" dr3d:close-back="true"/>
    </style:style>
    <style:style style:name="gr11" style:family="graphic" style:parent-style-name="standard">
      <style:graphic-properties draw:stroke="none" draw:fill="solid" draw:fill-color="#000080" dr3d:vertical-segments="191" dr3d:close-front="true" dr3d:close-back="true"/>
    </style:style>
    <style:style style:name="gr12" style:family="graphic" style:parent-style-name="standard">
      <style:graphic-properties draw:stroke="none" draw:fill="solid" draw:fill-color="#000080" dr3d:vertical-segments="260" dr3d:close-front="true" dr3d:close-back="true"/>
    </style:style>
    <style:style style:name="gr13" style:family="graphic" style:parent-style-name="standard">
      <style:graphic-properties draw:stroke="none" draw:fill="solid" draw:fill-color="#000080" dr3d:vertical-segments="215" dr3d:close-front="true" dr3d:close-back="true"/>
    </style:style>
    <style:style style:name="gr14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margin-left="0cm" fo:margin-right="0cm" fo:text-align="center" fo:text-indent="0cm"/>
      <style:text-properties fo:font-family="Purisa" style:font-pitch="variable" fo:font-size="80pt" style:font-size-asian="80pt" style:font-size-complex="80pt"/>
    </style:style>
    <style:style style:name="P2" style:family="paragraph">
      <style:paragraph-properties fo:margin-left="0cm" fo:margin-right="0cm" fo:line-height="0.508cm" fo:text-align="center" fo:text-indent="0cm"/>
      <style:text-properties fo:font-family="Purisa" style:font-pitch="variable" fo:font-size="80pt" style:font-size-asian="80pt" style:font-size-complex="80pt"/>
    </style:style>
    <style:style style:name="T1" style:family="text">
      <style:text-properties fo:color="#c90016" fo:font-family="Purisa" style:font-pitch="variable" fo:font-size="96pt" style:font-size-asian="96pt" style:font-size-complex="96pt"/>
    </style:style>
    <style:style style:name="T2" style:family="text">
      <style:text-properties fo:color="#000080" fo:font-family="Purisa" style:font-pitch="variable" fo:font-size="80pt" style:font-size-asian="80pt" style:font-size-complex="8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24cm" svg:height="5.517cm" svg:x="2.57cm" svg:y="0.09cm">
          <draw:text-box>
            <text:p text:style-name="P1"><text:span text:style-name="T1">A</text:span><text:span text:style-name="T2">gile</text:span></text:p>
          </draw:text-box>
        </draw:frame>
        <dr3d:scene draw:style-name="gr2" svg:width="10.23cm" svg:height="5.715cm" svg:x="5.41cm" svg:y="4.105cm" dr3d:transform="matrix (0.997458699830735 -0.066950327126405 -0.0243679262483915 0.0712470499879096 0.937304579769671 0.341150967477481 0 -0.342020143325607 0.939692620785931 0.459774932663957cm 6.04865956025337cm 2.20153203714147cm)" dr3d:vrp="(0 0 58014.7886176621)" dr3d:vpn="(0 0 46677.1428571429)" dr3d:projection="perspective" dr3d:distance="11.33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-3691 -5338 1365 1805" svg:d="m-3691-5274v5l1 4 2 5 1 5 5 12 6 12 8 13 10 14 23 32 13 17 11 15 10 14 7 13 7 12 4 11 2 5 1 4 1 5v4l1 5 1 5 1 5 1 5 1 4 2 4 2 4 2 3 3 3 2 3 3 3 3 2 4 2 3 2 4 2 4 1 2 1 2 1 3 2 4 3 4 3 4 5 4 6 10 13 10 17 10 20 24 50 25 52 23 42 10 18 10 15 10 13 9 10 9 10 9 11 10 13 10 14 21 33 22 40 181 374 46 95 54 104 131 235 66 113 52 82 21 31 16 23 14 15 5 5 2 2 2 1 14 7 6 2 5 2 4 1 4 1 2 1h1 2 1 2l2-1h3l2-1 5-2 5-3 6-3 6-4 7-5 7-6 1-1 2-2 3-5 4-7 4-9 9-23 9-30 23-82 27-110 25-113 17-91 6-37 4-32 1-26 1-10-1-10 1-13 1-18 5-46 9-61 13-75 25-150 9-61 6-53 6-55 10-69 16-84 20-97 19-95 13-75 7-55 2-19v-8l-1-7-1-11-1-5-1-5-2-4-1-4-2-4-2-3-3-3-2-2-3-2-3-1-3-1-4-1h-3-4-3-4l-7 2-8 3-9 3-9 4-10 5-10 6-11 7-11 8-10 8-5 3-4 4-4 4-3 3-3 5-3 5-3 5-3 6-3 7-2 7-3 8-2 8-5 18-3 17-3 15-3 15-16 118-25 165-31 187-114-6-65-5-68-3-146-3-163-3-77-123-179-291-63-111-47-88-16-29-15-24-16-21-7-8-8-8-8-7-8-6-7-5-8-4-8-3-7-2-8-1h-8l-6 1-6 1-6 2-6 2-6 2-6 3-5 3-6 4-2 2-3 2-2 2-2 3-2 2-2 3-2 3-1 3-1 3-1 3-1 3-1 3v3 4 4zm1079 888v18l-1 24-5 66-10 88-15 111-17 107-8 42-7 34-8 27-3 11-4 8-3 7-2 3-2 2-1 2-2 1-2 1h-1v0h-1-1-1l-2-1-2-1-4-4-5-5-12-16-16-21-39-62-52-86-55-97-50-93-45-88-40-84-33-70 185 1 77 2 61 2 46 5 18 2 13 3 6 2 5 1 5 3 4 2 4 3 4 3 4 4 3 3 3 4 2 4 2 5 2 5 2 5 1 5 1 6z"/>
          <dr3d:rotate draw:style-name="gr4" draw:layer="layout" svg:viewBox="-1966 -5915 1082 1617" svg:d="m-1186-5800h9 9l9 1 7 1 8 1 7 2 6 3 7 3 5 3 6 3 4 4 4 3 2 2 1 2 2 2 1 2 1 2 1 2 1 2 1 2 9 31 1 4v4l1 3v2 1 1 1l-1 1v1 0 1h-1l5 91 2 88-2 86-5 83-15 168-1 85-2 61-2 21-2 16-1 5-1 4-1 1-1 1v1 0h-1v0h-1v0h-1v0l-2-1h-1l-1-2-2-1-4-3-4-5-5-5-5-7-5-8-15-17-16-17-17-18-20-18-45-37-52-39-54-37-25-15-24-14-22-12-21-10-20-8-19-6-21-6-22-5-22-4-23-3-23-2-23-1h-24l-25 2-15 1-14 2-13 2-12 2-12 3-11 4-9 3-10 5-8 4-10 7-10 7-10 8-23 20-26 25-24 26-10 12-9 12-9 11-7 11-7 11-5 10-5 11-4 11-4 12-4 14-3 14-3 15-5 34-4 34-2 31-1 29v14l1 12 2 17 1 8 1 6 1 7 2 5 1 5 2 5 5 13 6 16 8 16 10 19 23 42 30 48 32 50 30 43 28 38 26 31 12 13 14 13 17 14 19 14 21 14 23 15 52 30 56 30 51 23 25 10 23 9 23 7 22 5 23 6 24 4 24 3 25 3 26 1h26 26l27-2 35-3 33-5 31-6 29-7 28-9 27-10 25-12 23-14 11-7 10-7 9-8 9-8 8-8 7-9 6-9 6-10 4-10 4-10 4-11 2-10 2-12 1-11v-12-13l-2-14-2-16-4-16-4-17-5-18-6-18-15-39-15-40-6-19-5-18-4-18-4-17-2-17-2-15-2-65-1-128 1-440 1-395-71-48-13-9-14-8-14-7-14-5-14-4-14-2-14-1h-7-6l-26 3-28 4-28 6-29 8-31 9-32 11-68 26-68 32-63 33-58 34-27 18-25 18-23 17-20 17-17 16-14 14-5 7-5 7-4 7-3 6-3 6-2 6v6 5 6l1 7 2 6 2 7 5 14 6 14 9 15 10 16 12 16 13 17 14 16 14 14 12 11 13 9 5 4 6 4 5 2 6 2 5 2 5 1 4 1h5l10-2h4l4-1 4-2 3-1 3-2 3-2 2-2 2-2 2-2 1-3 1-3 1-3v-3-3-3l-1-2-1-5-2-6-2-6-3-6-4-7-9-16-4-8-4-8-4-8-3-8-2-9-2-8-2-8v-8l-1-6 1-7 1-6 1-7 2-6 3-7 3-6 4-6 4-6 5-6 5-6 6-6 14-11 16-11 16-11 16-9 16-8 15-7 14-6 14-4 13-2 13-2h3l4-1 5-1 4-1 10-4 11-5 11-7 13-7 30-19 15-10 15-9 15-8 14-6 14-5 13-4 13-3zm-648 913-1-28 1-27 3-26 4-26 7-25 8-25 10-25 12-24 13-22 7-10 7-10 7-9 8-8 8-7 8-7 9-6 9-5 9-4 9-4 10-3 10-3 10-2 11-1h14 15l15 1 16 2 31 6 31 9 33 12 33 16 34 19 36 22 34 25 34 27 31 28 31 30 28 32 28 34 25 35 25 37 25 45 24 48 23 51 21 55 19 53 14 47 5 22 4 20 3 19 2 17v9 8 8l-1 3v3l-1 3-1 2-1 3-1 2-1 2-2 1-1 2-2 1-11 6-13 5-14 5-17 5-18 4-19 3-22 3-23 2-42 1h-20-19l-18-2-18-2-17-2-17-4-42-11-42-15-42-18-42-23-43-27-42-31-42-35-42-39-39-40-35-39-30-37-24-35-20-34-8-16-7-16-5-16-4-15-3-15z"/>
          <dr3d:rotate draw:style-name="gr5" draw:layer="layout" svg:viewBox="-561 -5473 226 1596" svg:d="m-501-4400 7 5 7 5 6 3 6 3 6 2 3 1h2l3 1h3 2 3 2l3-1 2-1 2-1 2-1 3-2 4-3 4-5 3-6 4-6 3-8 3-9 3-9 4-22 4-26 3-30 3-79 1-107-6-302-14-303-5-60-5-44-3-17-3-12-1-5-2-4-1-3-1-1v-1l-7-6-7-5-3-3-4-2-4-2-3-1-4-2-4-1-4-1-4-1h-4l-4-1h-4-4l-6 1-5 1-5 1-5 1-5 2-4 2-4 2-4 3-3 3-3 3-3 4-2 3-3 4-1 5-2 5-1 5-1 4-1 7-1 22-1 76 3 278 17 502 3 27 3 25 4 22 4 19 6 16 3 7 3 6 3 6 4 4 3 4zm25 451 1 6 1 7 3 7 2 6 4 7 4 6 5 6 6 6 5 6 6 5 5 4 5 4 3 1 2 1 3 1 2 1 3 1h2 2 3 2l2-1h3l3-1 5-3 6-3 7-4 7-5 7-6 8-6 7-8 3-3 3-4 3-4 2-4 2-4 2-4 2-4 1-5 1-4 1-5 1-4v-5-5-5l-1-7-1-6-2-7-2-6-2-6-4-5-1-3-2-3-2-2-3-2-4-5-2-2-3-1-2-2-3-1-3-2-2-1-3-1-3-1h-3l-3-1h-3-3-4-3l-7 1-8 1-7 3-7 3-7 4-7 4-7 5-7 6-3 3-3 3-3 3-3 4-2 3-2 4-2 3-1 4-2 4-1 3-1 4v4l-1 4v4 5z"/>
          <dr3d:rotate draw:style-name="gr6" draw:layer="layout" svg:viewBox="17 -5503 127 1842" svg:d="m25-3999 8 96 8 78 9 60 4 23 5 18 5 15 5 13 3 6 3 5 3 5 3 4 3 4 3 3 4 2 3 3 3 1 4 1 4 1h3l3-1h2l2-1h2l2-1 2-1 2-1 2-1 2-1 2-2 1-1 2-2 1-2 2-1 1-2 1-2v-1l1-2v-3l1-13 2-44 3-169v-653l-3-657-2-173-1-69-1-6-1-6-1-5-1-2v-2l-1-2-1-2-1-1-1-2-2-1-1-1-1-1-1-1-2-1-2-1-2-1-2-1-4-1-5-1h-5l-5-1h-6l-7 1h-5l-5 1h-4l-4 1-4 1-3 2-3 1-2 2-2 1-1 1-1 1-1 2-2 2-1 2-2 4-2 6-2 6-2 8-3 8-3 18-3 18-2 19-1 20-4 146-2 214v322l-4 429v62l1 65 3 69z"/>
          <dr3d:rotate draw:style-name="gr7" draw:layer="layout" svg:viewBox="433 -5603 985 1065" svg:d="m1409-5213h1 1l1-1h1l1-1 1-1v-1l1-1 1-1v-1-1l1-2v-1-2-2-2l-1-4-1-5-1-5-2-5-5-12-6-12-8-14-10-15-25-34-28-34-14-16-15-16-14-14-15-13-15-13-16-12-52-38-53-32-52-27-51-21-51-16-26-5-25-5-26-3-25-2h-25l-25 1-19 2-19 3-18 4-19 5-18 7-19 7-18 8-18 10-18 11-18 11-17 13-17 13-16 14-16 15-16 16-15 17-14 18-14 19-13 20-12 22-11 24-10 24-10 26-8 28-8 28-6 29-5 29-3 30-2 31-1 31v32l2 33 2 20 2 19 3 19 4 17 3 17 5 16 5 15 5 14 13 29 16 28 18 29 22 30 23 29 27 29 29 30 32 30 33 28 32 24 32 20 31 16 15 7 15 5 15 5 15 4 14 2 14 2h14 14l17-2 21-2 53-9 42-7 35-7 28-7 12-4 9-4 9-4 10-5 9-5 11-7 10-7 11-8 22-18 14-13 14-14 13-14 12-16 12-16 11-17 11-18 10-19 9-19 8-17 7-17 5-16 4-15 2-14 1-13v-7-6l-1-7-1-8-1-7-2-7-2-6-3-6-2-7-4-5-3-6-4-5-4-5-5-5-5-4-6-5-5-4-6-3-14-7-17-7-19-6-22-7-53-12-64-11-90-11-88-7-88-1-86 3-177 13-6-78v-18-18l1-18 2-17 4-18 4-18 6-17 6-18 16-35 20-34 24-35 29-35 23-24 24-22 24-18 24-16 13-6 13-6 12-5 13-4 13-4 13-3 13-2 13-1 21-1 21 1 21 3 22 4 22 5 23 7 24 8 23 10 24 11 23 12 22 12 21 12 20 13 19 13 18 14 18 14 132 102 28 20 12 8 12 6 9 5 5 2 4 2 4 1 3 1h3zm-270 485-26 26-22 21-10 9-9 7-9 6-7 5-7 4-8 3-9 3-9 3-10 2-11 2-10 1-12 1-45 2h-20-18l-17-2-16-2-14-2-13-4-12-4-12-5-12-7-13-8-12-9-13-10-13-11-13-12-68-71-27-31-22-28-18-24-13-22-4-10-4-8-2-9-1-7v-3-3l1-3 1-2 1-2 2-3 2-2 3-1 3-2 3-2 3-1 4-1 5-1 5-1 10-1 46-2h50l115 5 133 13 152 21 22 5 20 6 9 3 8 4 7 4 7 4 6 5 5 5 5 5 3 6 4 6 2 6 1 7 1 7v2 1 4l-2 5-2 5-3 5-3 6-8 12-12 15-13 16z"/>
          <dr3d:rotate draw:style-name="gr8" draw:layer="layout" svg:viewBox="-5669 -8825 1142 1784" svg:d="m-5669-7300 1 5 2 6 2 6 4 7 4 8 5 8 13 17 16 20 19 22 49 51 52 49 21 19 20 15 16 12 7 5 6 3 6 3 5 2 5 1h2 2l25-2 33-4 83-13 244-45 235-50 72-18 25-7 17-6 18-8 18-8 15-9 15-10 13-11 12-11 11-13 9-13 8-15 7-15 6-16 4-17 3-18 2-19v-19l-1-21-2-20-3-19-4-20-6-20-7-20-8-20-9-20-11-20-23-38-11-18-12-16-12-16-12-15-12-14-12-13-92-95-19-20-7-8-6-8-4-6-4-6-1-2-1-2v-2 0l-1-1v-1-1l-1-2-1-1-3-3-4-4-11-9-16-11-43-27-62-35-67-37-64-33-59-29-55-25-38-19-15-7-13-7-9-6-4-3-3-2-3-3-1-2-1-1h-1v-1-1 0 0 0l1-1 2-1 9-5 36-16 144-65 90-41 77-39 33-19 30-19 27-18 24-17 46-37 36-26 14-9 12-7 5-2 5-2 3-1h2 1l5-1 4-2 5-2 5-2 5-3 6-4 12-10 13-12 14-14 15-17 17-19 29-37 12-17 9-14 7-14 3-6 2-5 2-6 1-5 1-4v-5l-1-7-1-6-1-6-2-6-2-5-2-5-2-4-3-4-3-3-3-2-4-3-4-1-4-2h-4l-5-1h-5l-7 1-7 2-9 3-9 4-24 11-28 14-71 42-90 57-97 62-90 54-83 46-76 38-175 85-11-273-8-146-4-45-1-15-1-11-1-5-2-5-1-5-2-5-3-5-3-4-3-5-3-5-2-3-2-2-3-2-2-2-2-2-3-1-3-1-3-2-3-1-3-1h-3l-4-1h-7-8l-5 1-5 1-5 2-5 2-5 3-4 3-4 4-4 5-7 10-7 13-5 15-5 17-4 19-3 21-3 49-1 58 4 67 3 70v63l-3 55-7 48-5 20-6 19-6 17-8 15-8 13-10 11-10 9-11 8-15 9-8 5-6 5-6 5-5 5-5 5-4 6-4 5-3 6-3 6-2 6-1 6-1 6-1 7 1 6v6l1 6 2 6 2 6 3 5 3 5 4 5 4 5 5 5 5 4 6 5 7 4 14 8 16 7 80 30v265l-1 180-3 66-4 51-3 19-3 17-3 15-2 6-2 5-3 5-2 5-2 3-3 4-3 2-1 1-1 1h-2l-1 1h-2-2v0h-2-1-1l-3-1-3-2-4-2-5-2-10-7-5-3-6-3-6-2-7-2-6-1-7-1h-7-8l-7 1-6 1-7 2-6 3-5 2-6 4-5 4-5 5-5 5-2 3-2 3-1 2-2 3-1 3-1 4-1 3-1 3-1 3v4l-1 7zm995-75v2 2 2 2 0l-1 1v1 1h-1v1l-1 1v0l-1 1-1 1-2 1-4 3-5 2-12 7-17 7-21 9-27 11-74 26-38 13-39 12-39 11-40 9-40 8-40 6-40 5-41 4-167 12 8-127 8-311 6-203 3-50 2-13 1-3v-1 0 0 0 0h5 5l7 1 7 2 17 5 21 7 51 20 66 29 66 32 57 30 24 14 21 13 19 13 16 12 17 14 17 16 18 19 18 22 19 24 20 27 43 62 38 61 15 27 12 25 10 21 7 20 3 8 2 9 1 7z"/>
          <dr3d:rotate draw:style-name="gr7" draw:layer="layout" svg:viewBox="-4299 -8898 985 1065" svg:d="m-3323-8508h1l1-1h1l1-1h1l1-1 1-1v-1l1-1v-1l1-2v-1-2-1-2-2-4l-1-5-2-5-1-5-5-12-7-12-8-14-10-15-25-34-28-35-14-16-15-15-14-14-15-14-15-12-15-12-53-38-52-32-52-27-52-21-51-16-26-6-25-4-25-3-26-2h-25l-25 1-19 2-18 3-19 4-19 5-18 6-19 8-18 8-18 10-18 10-17 12-18 12-16 14-17 14-16 15-15 16-16 16-14 18-14 20-13 20-12 22-11 23-10 25-9 26-9 27-7 29-7 28-4 30-4 30-2 30-1 32 1 32 1 33 2 20 2 19 3 18 4 18 4 17 4 16 5 15 5 14 13 28 16 29 19 29 21 29 24 30 26 29 29 30 32 30 33 28 33 24 31 20 31 16 15 7 15 5 15 5 15 3 14 3 14 2h14 14l17-2 21-3 53-8 42-7 35-7 29-8 11-3 10-4 9-4 9-5 10-5 10-7 10-7 11-8 22-18 14-13 14-14 13-15 12-15 12-16 11-18 11-17 10-19 9-19 8-17 7-17 5-16 4-15 2-14 2-13v-7l-1-6v-8l-1-7-2-7-2-7-2-6-2-7-3-6-3-6-4-5-4-5-4-5-5-5-5-5-5-4-6-4-6-3-14-7-17-7-19-7-22-6-53-12-64-11-90-12-88-6-88-2-86 4-177 13-5-78-1-18v-18l1-18 3-18 3-17 4-18 6-17 6-18 16-35 20-35 24-34 29-35 23-24 24-22 24-18 25-16 12-6 13-6 12-5 13-5 13-3 13-3 13-2 14-1 20-1 21 1 21 2 22 4 23 6 22 7 24 8 24 10 23 11 23 12 22 12 21 12 20 13 19 13 19 14 17 14 132 102 28 20 13 8 11 6 10 5 4 2 4 1 4 2h3l3 1zm-270 484-26 27-22 21-10 8-9 8-9 6-7 5-7 4-8 3-9 3-9 3-10 2-10 2-11 1-12 1-44 2h-21l-18-1-17-1-16-2-14-3-13-3-12-4-12-6-12-6-13-8-12-9-13-10-13-11-13-12-68-71-27-31-22-28-18-25-12-21-5-10-4-9-2-8-1-7v-3-3l1-3 1-2 2-3 1-2 2-2 3-2 3-1 3-2 4-1 4-1 4-1 5-1 10-1 46-2 50-1 115 6 133 13 152 21 23 4 19 6 9 4 8 4 8 4 6 4 6 5 5 5 5 5 4 6 3 6 2 6 2 7 1 7v1l-1 2v4l-2 5-2 4-2 6-4 5-8 13-11 15-14 16z"/>
          <dr3d:rotate draw:style-name="gr9" draw:layer="layout" svg:viewBox="-3091 -9067 700 1119" svg:d="m-2882-8503-4 1-4 1-5 2-5 2-12 6-14 9-15 11-18 13-40 34-20 19-18 18-15 19-6 9-6 10-4 9-4 9-4 9-2 9-2 10-1 9-1 9v9l1 9 2 9 3 9 3 10 4 10 5 11 12 22 16 23 18 25 22 26 25 28 27 27 28 24 29 21 30 19 31 16 32 13 33 10 34 8 16 3 18 2 19 2 20 1h44l50-2 10-1 10-1 9-2 9-2 7-2 7-3 7-3 2-1 3-2 5-4 6-4 6-6 6-6 14-16 16-19 24-32 9-15 7-12 6-11 2-5 2-5 1-5 1-4v-3-4-2-3l-1-2-1-2-1-2-1-2-2-2-1-1-2-2-2-1h-2l-2-1-3-1h-2-3-3l-4 1h-3l-4 1-4 1-3 1-3 1-4 1-3 2-3 2-3 1-3 3-2 2-3 2-3 2-2 3-2 3-5 5-5 6-12 12-13 13-14 12-4 3-4 3-8 5-9 5-10 4-10 3-11 3-12 2-12 1-17 1-17-1-18-1-18-3-18-4-19-5-19-6-19-7-20-8-19-9-18-10-18-11-18-12-17-12-16-14-16-15-40-38-16-17-13-15-10-14-4-6-3-6-3-5-2-5-1-5-1-4v-5-4l1-4 1-5 2-4 1-5 3-5 2-5 7-10 7-11 10-11 11-12 12-12 15-12 17-12 18-12 21-12 23-12 52-24 82-37 35-18 32-17 28-17 24-16 21-15 17-16 7-7 7-8 6-8 6-9 5-8 5-9 4-9 4-10 3-9 3-10 2-11 1-10 1-11 1-11-1-23-2-21-3-21-3-21-5-20-6-19-7-19-7-18-9-18-7-14-8-13-10-15-12-14-12-15-15-15-16-15-18-16-18-14-18-13-18-11-17-8-9-4-9-3-8-2-9-2-8-1-9-1h-8-8l-14 1-14 2-31 5-35 8-39 10-37 11-33 11-15 6-13 6-12 5-11 6-8 6-7 6-8 8-7 8-7 10-7 10-6 12-7 13-5 13-5 12-5 12-3 12-2 11-2 11v10 10 6l1 5 1 5 2 4 2 5 2 4 2 5 2 4 2 2 1 1 2 2 1 1 2 2 1 1 2 1 2 1 2 1h1l2 1h2l2 1h2 2 2l3-1 4-1 3-1 3-2 4-2 3-2 3-3 3-4 3-4 3-4 6-9 6-12 6-13 2-6 3-6 7-12 9-11 10-12 11-11 13-12 14-11 16-10 17-11 16-9 16-7 16-7 16-5 16-4 15-3 15-1 10-1 11 1 10 1 10 2 9 2 10 4 10 4 9 5 10 6 9 7 9 7 9 8 18 19 18 22 16 23 15 21 12 21 10 19 8 18 7 16 2 8 2 8 1 7 1 7v4 3l-1 4v4l-1 4-1 5-1 5-1 4-1 6-3 6-2 6-4 6-4 6-4 7-6 7-5 8-7 7-7 7-7 7-8 6-9 6-8 6-10 5-9 4-26 11-30 14-34 17-38 20-36 19-28 13-10 5-8 3-6 3h-3z"/>
          <dr3d:rotate draw:style-name="gr7" draw:layer="layout" svg:viewBox="-2191 -9049 985 1066" svg:d="m-1215-8659h1 1l1-1h1l1-1v-1l1-1 1-1v-1l1-1v-1-2l1-1v-2-2-1l-1-5-1-5-1-5-2-5-5-11-6-13-8-14-10-15-25-34-28-34-15-16-14-15-15-15-14-13-15-13-16-12-52-37-53-33-52-26-51-22-52-15-25-6-25-5-26-3-25-1-25-1-25 1-19 2-19 3-18 4-19 6-18 6-19 7-18 9-18 9-18 11-18 11-17 13-17 13-16 14-16 15-16 16-15 17-14 18-14 19-13 21-12 22-11 23-10 24-10 26-8 28-8 28-6 29-5 29-3 30-2 31-1 31v32l2 33 2 20 2 19 3 19 3 17 4 17 5 16 5 15 5 14 13 29 16 29 18 29 21 29 24 29 27 30 29 29 32 30 33 28 32 24 32 20 31 16 15 7 15 6 15 4 14 4 15 2 14 2 14 1 14-1 17-2 21-2 53-8 42-8 35-7 28-7 12-4 9-4 9-4 10-4 9-6 10-6 11-7 10-8 23-18 14-14 13-13 13-15 13-16 12-16 11-17 11-18 10-19 9-18 8-18 6-17 6-15 4-15 2-15 1-13v-6-7l-1-7-1-7-1-8-2-6-2-7-3-6-3-6-3-6-3-6-4-5-5-5-4-5-5-4-6-4-5-4-7-4-13-7-17-7-19-6-23-6-52-12-65-12-89-11-88-7-88-1-87 3-176 13-6-78v-18-18l1-17 2-18 4-18 4-17 5-18 7-17 16-35 20-35 24-35 29-34 23-25 23-21 25-19 24-15 13-7 12-6 13-5 13-4 13-4 13-2 13-3 13-1 21-1 21 1 21 3 22 4 22 5 23 7 23 9 24 10 24 11 23 11 21 12 21 12 21 13 19 13 18 14 18 14 131 102 29 20 12 8 11 7 10 5 5 1 4 2 4 1 3 1h3zm-270 485-26 26-23 21-10 9-9 7-8 6-7 5-7 4-8 4-9 3-9 2-10 2-11 2-11 1-11 1-45 3h-20l-19-1-17-1-15-2-14-3-13-3-12-5-12-5-12-7-13-7-12-9-13-10-13-11-13-12-68-72-27-31-22-28-18-24-13-22-4-9-4-9-2-8-1-8v-3-3l1-2 1-3 1-2 2-2 2-2 3-2 2-2 4-1 3-2 4-1 5-1 4-1 11-1 46-2h50l115 5 133 13 152 21 22 5 20 6 9 3 8 4 7 4 7 5 6 4 5 5 5 6 3 5 3 6 3 6 1 7 1 7v2 2l-1 4-1 4-2 5-3 5-3 6-9 13-11 14-13 16z"/>
          <dr3d:rotate draw:style-name="gr10" draw:layer="layout" svg:viewBox="-957 -9147 771 1068" svg:d="m-395-8178-22 1h-23l-23-1-23-3-24-3-24-4-24-6-25-7-49-14-46-15-43-16-41-15-36-13-16-6-15-4-14-3-12-2-11-1h-4-5-3l-2 1h-3l-2 1-2 1h-2l-1 2-2 1-1 1-1 2-1 1-1 2v2l-1 2v2 3l1 6 1 6 1 6 2 6 2 5 3 5 2 5 4 5 1 2 2 2 4 5 4 4 6 4 6 4 6 4 7 4 8 3 15 8 16 6 14 6 15 5 90 27 58 17 26 8 24 8 26 8 24 6 24 6 22 4 22 2 20 2 19 1 18-1 16-2 15-2 14-4 14-5 13-6 13-7 13-7 12-9 11-10 11-11 11-12 9-13 10-14 9-16 16-33 7-17 6-16 5-16 4-16 4-16 2-15 2-15 1-14v-41l-2-66-11-208-12-243-2-80v-26-18l3-25-1-4v-3l-1-4-1-3-2-7-3-7-4-7-5-7-5-7-6-7-6-6-6-6-5-5-5-4-5-3-2-1-2-1-2-1h-1l-2-1h-2-2l-2 1-2 1-2 1-3 1-2 2-4 3-4 5-3 5-4 7-3 7-3 8-3 10-5 21-4 24-4 29-9 92-3 23-1 5v1l-1 1v0 0 0 0 0 0h-1v0h-1v0l-1-1-1-1h-1l-2-2-3-3-2-4-7-8-11-16-14-15-17-16-19-15-22-16-24-16-26-17-29-16-29-16-28-13-27-11-26-9-24-6-23-5-21-2h-11l-10 1-12 1-12 2-13 2-13 3-29 8-30 10-29 11-13 6-12 5-10 6-10 6-8 5-7 6-3 3-2 2-5 7-4 7-4 8-4 10-3 10-3 12-3 12-4 27-2 13-1 13-1 13v13l1 13v13l2 20 4 19 4 18 6 17 7 17 9 16 10 15 11 14 13 13 15 14 17 13 19 14 21 13 23 14 26 13 27 14 31 14 31 12 30 10 30 8 29 5 30 4 28 1 28-1 12-1 10-2 10-2 10-2 9-3 9-3 8-3 7-5 7-4 7-4 6-5 5-4 6-4 4-5 5-4 4-5 3-4 3-3 4-3 2-2 3-2 2-1 1-1 1-1h1 1 2l1-1h1 1l2-1 3-2 5-2 4-3 6-4 6-5 6-5 12-10 9-7 5-4 2-1v0h1v0 0h1v0 0l1 1v0l1 1v0l1 2 1 1 1 3v2l2 6 1 7 1 8 1 10 6 118v98l-2 42-4 38-5 32-6 28-8 24-4 10-4 10-5 10-6 8-5 8-6 7-6 6-7 6-6 5-7 4-8 3-8 2-8 2zm35-594v2 1 2l-1 3-1 3-1 3-1 4-1 3-2 4-5 8-7 8-7 9-4 4-5 5-5 5-6 5-6 4-8 4-8 5-8 4-10 4-11 5-10 3-12 3-12 3-12 3-26 4-28 3-21 1h-19l-20-1-18-2-18-3-17-4-17-4-16-6-16-6-14-7-14-7-12-8-12-9-11-9-10-9-9-10-8-10-8-10-7-10-6-10-6-10-6-9-4-10-5-9-4-9-4-8-3-9-2-8-3-8-1-8-2-7v-8l-1-21v-9-9l1-8 1-6 1-6 1-3 1-2 1-2 1-2 3-5 4-5 5-5 5-5 6-5 7-6 8-5 10-5 10-5 10-4 9-4 9-3 9-2 9-1 9-1 16-1 18 1 19 2 20 4 21 5 22 6 23 8 25 9 43 19 17 8 14 8 11 8 5 3 3 3 3 4 2 3 1 1 1 1v2 1 1l1 1v2l2 3 1 3 5 7 7 8 9 9 11 10 27 25 15 13 13 12 10 11 9 10 7 10 3 4 2 4 2 4 2 4 1 3z"/>
          <dr3d:rotate draw:style-name="gr11" draw:layer="layout" svg:viewBox="144 -9244 693 1105" svg:d="m759-8282 7-1 8-2 7-2 7-3 7-3 7-4 6-4 6-5 5-6 5-5 4-4 3-5 2-2 1-2 1-2 1-2v-2l1-2v-1-2-2l-1-1v-2l-1-1-2-3-2-3-3-3-3-3-4-3-4-3-11-5-13-6-15-6-18-6-15-5-15-6-16-8-15-8-32-21-32-24-32-28-33-33-33-37-33-41-33-43-29-43-27-43-23-43-20-42-17-43-14-42-11-42-39-156-16-54-7-21-6-16-6-14-6-12-7-10-3-4-3-4-3-3-4-3-3-2-4-2-3-1-4-1-3-1h-4l-7 1h-3l-3 1-2 1h-3l-2 1-2 1-2 1-2 1-2 1-2 1-2 1-2 2-1 1-2 2-2 2-2 2-2 2-1 2-2 2-1 3-1 2-1 3-1 2-1 3-1 3v2l-1 3-1 3v3 3l-4 31-2 17v10l-1 10v44l-4 431 5 177 8 151 3 45 4 35 2 14 2 12 2 9 1 3 1 4 7 13 6 12 4 6 3 5 4 4 3 4 4 3 4 3 3 2 4 2 4 1 4 1 4 1h4l3-1 4-1 3-1 3-2 3-2 2-2 2-3 2-3 2-3 1-4 1-4 1-5v-5-6-11l-2-50 1-63 3-76 5-90 7-84 6-60 3-21 4-15 1-5 2-4 1-1 1-1v-1h1v0 0h1 2l1 1h1l3 2 3 3 4 3 4 4 9 11 11 14 11 17 28 44 19 29 21 28 22 27 24 26 25 25 26 24 27 23 29 21 28 20 28 17 26 14 26 11 24 8 12 4 11 2 11 2 11 1h10z"/>
          <dr3d:rotate draw:style-name="gr12" draw:layer="layout" svg:viewBox="1033 -9265 907 1038" svg:d="m1919-8527-1-7-1-8-1-7-2-7-3-6-3-6-3-5-3-6-5-4-4-4-2-2-2-2-2-1-2-1-3-1-2-1-2-1-2-1h-3-2-2-3-4l-4 1-4 2-4 2-3 2-3 2-3 3-3 4-3 4-2 4-2 5-1 5-2 5-1 6-2 13v6l-1 6-1 6-2 6-4 13-6 14-8 15-9 15-11 17-13 17-11 13-10 11-8 10-8 7-2 2-2 1-6 4-6 3-9 4-20 8-25 8-14 4-16 4-16 3-18 3-38 6-44 3-18 1h-17l-16-1-15-2-14-2-13-4-12-5-5-3-5-2-11-7-11-8-12-11-13-11-13-14-14-15-30-35-35-46-31-45-27-44-22-43-18-42-14-41-9-40-4-20-1-20-2-38v-18l1-17 1-17 2-15 2-15 3-15 7-25 4-11 3-10 4-8 3-8 4-6 2-3 2-3 8-11 11-13 31-36 24-26 21-21 10-9 9-7 8-6 8-4 7-4 8-4 9-3 10-3 10-2 11-2 13-2 12-1 21-1 21 1 22 3 22 5 23 6 22 8 23 10 24 12 48 28 49 35 50 42 52 49 27 25 25 22 23 18 20 15 19 11 9 5 8 3 7 3 7 2 6 1h6l3-1h3l3-1 2-2 2-1 2-2 2-2 1-2 2-3 1-3v-3l1-3 1-4v-4l-1-8v-5l-2-5-2-5-3-7-8-14-11-16-14-18-17-21-44-48-47-49-44-41-20-17-19-16-18-13-18-11-38-23-38-19-36-17-35-12-34-10-33-6-16-2-15-1h-16l-15 1-21 2-22 4-23 6-22 7-24 9-23 10-24 12-25 14-24 15-22 17-21 17-19 18-16 19-15 20-13 21-11 22-10 24-8 27-6 29-5 31-4 33-3 36-2 39v41 58 24l2 21 2 18 4 20 5 20 7 20 9 21 11 21 12 22 13 23 16 24 17 25 19 24 21 23 21 23 24 23 25 22 26 22 27 21 25 19 25 16 23 14 23 12 21 9 21 7 19 5 30 4 30 2 32 1 33-2 35-4 34-6 33-10 32-12 30-16 29-18 27-21 26-23 25-25 20-24 18-24 7-12 6-12 6-11 5-12 4-12 3-11 2-11 1-12 1-11z"/>
          <dr3d:rotate draw:style-name="gr13" draw:layer="layout" svg:viewBox="2176 -9373 752 1636" svg:d="m2179-9148 4 95 3 135v385l-1 391 4 142 5 105 4 45 5 36 2 14 3 11 3 9 1 3 2 3 6 9 6 8 6 6 3 3 3 3 3 2 3 2 3 1 3 1 2 1 3 1h3 2 4l3-1 3-1 2-1 3-1 2-1 3-2 2-2 1-1 1-1 1-1 1-1 1-2 1-2 1-4 2-5 1-5 3-13 3-14 2-14 2-14v-14l3-100 1-135v-194-244l1-226 40 72 13 22 16 23 20 24 24 25 27 27 30 29 72 61 72 56 32 22 28 17 24 14 11 5 10 4 10 4 8 2 8 1h7l6-1 6-1 6-1 6-2 6-3 6-2 13-7 12-9 13-10 13-12 13-13 13-15 11-14 11-15 9-14 7-15 6-16 5-15 4-15 1-8 1-11 1-30-2-93-19-321-10-147-9-102-4-48-2-17-1-11-3-19-2-10-2-12-2-11-2-4-1-4-1-3-1-1v-2h-1l-1-1v-1 0h-1v0l-3-2-3-1-2-1-1-1h-1l-1-1-2-1-2-1h-2-2l-4-1h-5-4l-3 1-4 1-3 1-3 1-2 1-1 1-1 1-1 1h-1l-1 2-1 1-1 2v2l-2 4-1 6-2 7-1 8-2 19-1 23v26 59l7 210 5 167v135l-3 54-3 47-5 39-6 30-23 97-117-94-47-41-44-43-43-46-41-49-37-49-17-24-15-23-13-22-12-22-10-21-9-20-5-15-6-18-10-43-11-51-10-59-21-117-11-49-11-45-6-19-6-17-6-14-3-6-3-5-3-5-4-4-3-3-4-3-3-2-2-1h-2l-2-1h-1-2-2-2-2l-1 1h-2l-4 2-4 2-4 2-4 3-5 3-4 4-2 2-2 3-3 5-4 6-2 8-3 8-2 10-3 22-2 26v30 35z"/>
        </dr3d:scene>
        <draw:frame draw:style-name="gr14" draw:text-style-name="P2" draw:layer="layout" svg:width="15.24cm" svg:height="5.517cm" svg:x="2.905cm" svg:y="7.62cm">
          <draw:text-box>
            <text:p text:style-name="P1"><text:span text:style-name="T1">R</text:span><text:span text:style-name="T2">e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dp1" style:family="drawing-page">
      <style:drawing-page-properties draw:background-size="border" draw:fill="solid" draw:fill-color="#e6e6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Xavier</meta:initial-creator>
    <meta:creation-date>2009-02-27T13:12:45</meta:creation-date>
    <dc:creator>Xavier</dc:creator>
    <dc:date>2009-02-27T13:32:38</dc:date>
    <meta:editing-cycles>7</meta:editing-cycles>
    <meta:editing-duration>PT14M23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